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fd7" officeooo:paragraph-rsid="00145fd7"/>
    </style:style>
    <style:style style:name="P2" style:family="paragraph" style:parent-style-name="Standard" style:list-style-name="L1">
      <style:text-properties officeooo:rsid="00145fd7" officeooo:paragraph-rsid="00145fd7"/>
    </style:style>
    <style:style style:name="P3" style:family="paragraph" style:parent-style-name="Standard" style:list-style-name="L2">
      <style:text-properties officeooo:rsid="00145fd7" officeooo:paragraph-rsid="00145fd7"/>
    </style:style>
    <style:style style:name="P4" style:family="paragraph" style:parent-style-name="Standard" style:list-style-name="L3">
      <style:text-properties officeooo:rsid="00145fd7" officeooo:paragraph-rsid="00145fd7"/>
    </style:style>
    <style:style style:name="P5" style:family="paragraph" style:parent-style-name="Standard">
      <style:text-properties officeooo:rsid="001596f4" officeooo:paragraph-rsid="001596f4"/>
    </style:style>
    <style:style style:name="P6" style:family="paragraph" style:parent-style-name="Standard">
      <style:text-properties officeooo:rsid="00165257" officeooo:paragraph-rsid="00165257"/>
    </style:style>
    <style:style style:name="P7" style:family="paragraph" style:parent-style-name="Standard">
      <style:text-properties officeooo:rsid="001812ec" officeooo:paragraph-rsid="001812ec"/>
    </style:style>
    <style:style style:name="P8" style:family="paragraph" style:parent-style-name="Standard">
      <style:text-properties officeooo:rsid="00192082" officeooo:paragraph-rsid="00192082"/>
    </style:style>
    <style:style style:name="P9" style:family="paragraph" style:parent-style-name="Standard">
      <style:text-properties officeooo:rsid="001b4b4b" officeooo:paragraph-rsid="001b4b4b"/>
    </style:style>
    <style:style style:name="P10" style:family="paragraph" style:parent-style-name="Standard">
      <style:text-properties officeooo:rsid="001bc818" officeooo:paragraph-rsid="001bc818"/>
    </style:style>
    <style:style style:name="P11" style:family="paragraph" style:parent-style-name="Standard">
      <style:text-properties officeooo:rsid="001cfc87" officeooo:paragraph-rsid="001bc818"/>
    </style:style>
    <style:style style:name="T1" style:family="text">
      <style:text-properties officeooo:rsid="00192082"/>
    </style:style>
    <style:style style:name="T2" style:family="text">
      <style:text-properties officeooo:rsid="0019916b"/>
    </style:style>
    <style:style style:name="T3" style:family="text">
      <style:text-properties officeooo:rsid="001bc818"/>
    </style:style>
    <style:style style:name="T4" style:family="text">
      <style:text-properties officeooo:rsid="001c89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ip Combat and stuff</text:p>
      <text:p text:style-name="P1">Random Sea weather</text:p>
      <text:list xml:id="list455230454" text:style-name="L1">
        <text:list-item>
          <text:p text:style-name="P2">d20 temperature</text:p>
          <text:list>
            <text:list-item>
              <text:p text:style-name="P2">1-12 normal</text:p>
            </text:list-item>
            <text:list-item>
              <text:p text:style-name="P2">13-16 1d10x2 degrees colder than normal</text:p>
            </text:list-item>
            <text:list-item>
              <text:p text:style-name="P2">17-20 1d10x2 degrees warmer than normal</text:p>
            </text:list-item>
          </text:list>
        </text:list-item>
        <text:list-item>
          <text:p text:style-name="P2">d20 wind</text:p>
          <text:list>
            <text:list-item>
              <text:p text:style-name="P2">1-12 light spot another ship 1 mile away</text:p>
            </text:list-item>
            <text:list-item>
              <text:p text:style-name="P2">13-16 low</text:p>
            </text:list-item>
            <text:list-item>
              <text:p text:style-name="P2">17-20 strong - <text:s/>reduced visibility</text:p>
            </text:list-item>
          </text:list>
        </text:list-item>
        <text:list-item>
          <text:p text:style-name="P2">1d8 wind direction</text:p>
        </text:list-item>
      </text:list>
      <text:list xml:id="list2725919930" text:style-name="L2">
        <text:list-item>
          <text:list>
            <text:list-item>
              <text:p text:style-name="P3">North</text:p>
            </text:list-item>
            <text:list-item>
              <text:p text:style-name="P3">northwest</text:p>
            </text:list-item>
            <text:list-item>
              <text:p text:style-name="P3">west</text:p>
            </text:list-item>
            <text:list-item>
              <text:p text:style-name="P3">southwest</text:p>
            </text:list-item>
            <text:list-item>
              <text:p text:style-name="P3">south</text:p>
            </text:list-item>
            <text:list-item>
              <text:p text:style-name="P3">southeast</text:p>
            </text:list-item>
            <text:list-item>
              <text:p text:style-name="P3">east</text:p>
            </text:list-item>
            <text:list-item>
              <text:p text:style-name="P3">northeast</text:p>
            </text:list-item>
          </text:list>
        </text:list-item>
      </text:list>
      <text:list xml:id="list3353574204" text:style-name="L3">
        <text:list-item>
          <text:p text:style-name="P4">d20 percipitation</text:p>
          <text:list>
            <text:list-item>
              <text:p text:style-name="P4">1-14 none</text:p>
            </text:list-item>
            <text:list-item>
              <text:p text:style-name="P4">15-17 light rain</text:p>
            </text:list-item>
            <text:list-item>
              <text:p text:style-name="P4">18-20 Heavy rain</text:p>
            </text:list-item>
          </text:list>
        </text:list-item>
      </text:list>
      <text:p text:style-name="P1"/>
      <text:p text:style-name="P5">Sailors:</text:p>
      <text:p text:style-name="P5">Terry</text:p>
      <text:p text:style-name="P6">Harold – <text:span text:style-name="T1">night crew – night vision <text:s/>- </text:span><text:span text:style-name="T2">Tiefling</text:span></text:p>
      <text:p text:style-name="P6">Taylor – superstitious sailor</text:p>
      <text:p text:style-name="P8">Jake the half orc</text:p>
      <text:p text:style-name="P8"/>
      <text:p text:style-name="P6">Charily -skeleton</text:p>
      <text:p text:style-name="P6"/>
      <text:p text:style-name="P7">Sealand port -Goliath Port</text:p>
      <text:p text:style-name="P7"/>
      <text:p text:style-name="P9">Nami – <text:span text:style-name="T3">mermaid</text:span></text:p>
      <text:p text:style-name="P9"/>
      <text:p text:style-name="P10"><text:span text:style-name="T4">Raazzerk: </text:span>Arockra – crows nest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0-07T18:39:35.432168517</meta:creation-date>
    <dc:date>2020-10-14T10:16:14.202149913</dc:date>
    <meta:editing-duration>PT54M33S</meta:editing-duration>
    <meta:editing-cycles>4</meta:editing-cycles>
    <meta:generator>LibreOffice/6.4.3.2$Linux_X86_64 LibreOffice_project/747b5d0ebf89f41c860ec2a39efd7cb15b54f2d8</meta:generator>
    <meta:document-statistic meta:table-count="0" meta:image-count="0" meta:object-count="0" meta:page-count="1" meta:paragraph-count="32" meta:word-count="110" meta:character-count="585" meta:non-whitespace-character-count="521"/>
  </office:meta>
</office:document-meta>
</file>